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alibri">
      <style:text-properties fo:font-weight="bold" officeooo:rsid="001ad668" officeooo:paragraph-rsid="001ad668" style:font-weight-asian="bold" style:font-weight-complex="bold"/>
    </style:style>
    <style:style style:name="P2" style:family="paragraph" style:parent-style-name="calibri">
      <style:text-properties officeooo:rsid="001ad668" officeooo:paragraph-rsid="001ad668"/>
    </style:style>
    <style:style style:name="P3" style:family="paragraph" style:parent-style-name="calibri" style:list-style-name="L1">
      <style:text-properties style:text-underline-style="solid" style:text-underline-width="auto" style:text-underline-color="font-color" officeooo:rsid="001ad668" officeooo:paragraph-rsid="001ad668"/>
    </style:style>
    <style:style style:name="P4" style:family="paragraph" style:parent-style-name="calibri" style:list-style-name="L1">
      <style:text-properties officeooo:rsid="001ad668" officeooo:paragraph-rsid="001ad668"/>
    </style:style>
    <style:style style:name="P5" style:family="paragraph" style:parent-style-name="calibri" style:list-style-name="L1">
      <style:text-properties officeooo:paragraph-rsid="001ad668"/>
    </style:style>
    <style:style style:name="P6" style:family="paragraph" style:parent-style-name="calibri" style:list-style-name="L2">
      <style:text-properties style:text-underline-style="solid" style:text-underline-width="auto" style:text-underline-color="font-color" officeooo:rsid="001ad668" officeooo:paragraph-rsid="001ad668"/>
    </style:style>
    <style:style style:name="P7" style:family="paragraph" style:parent-style-name="calibri" style:list-style-name="L2">
      <style:text-properties officeooo:rsid="001ad668" officeooo:paragraph-rsid="001ad668"/>
    </style:style>
    <style:style style:name="P8" style:family="paragraph" style:parent-style-name="calibri" style:list-style-name="L2">
      <style:text-properties officeooo:paragraph-rsid="001ad668"/>
    </style:style>
    <style:style style:name="P9" style:family="paragraph" style:parent-style-name="calibri" style:list-style-name="L2">
      <style:text-properties style:text-underline-style="none" officeooo:rsid="001ad668" officeooo:paragraph-rsid="001ad668"/>
    </style:style>
    <style:style style:name="P10" style:family="paragraph" style:parent-style-name="calibri">
      <style:text-properties fo:font-size="10pt" officeooo:paragraph-rsid="001ad668" style:font-size-asian="10pt" style:font-size-complex="10pt"/>
    </style:style>
    <style:style style:name="P11" style:family="paragraph" style:parent-style-name="calibri">
      <style:text-properties officeooo:paragraph-rsid="001ad668"/>
    </style:style>
    <style:style style:name="P12" style:family="paragraph" style:parent-style-name="calibri" style:list-style-name="L3">
      <style:text-properties officeooo:paragraph-rsid="001ad668"/>
    </style:style>
    <style:style style:name="P13" style:family="paragraph" style:parent-style-name="calibri" style:list-style-name="L4">
      <style:text-properties officeooo:paragraph-rsid="001ad668"/>
    </style:style>
    <style:style style:name="P14" style:family="paragraph" style:parent-style-name="calibri" style:list-style-name="L5">
      <style:text-properties officeooo:paragraph-rsid="001ad668"/>
    </style:style>
    <style:style style:name="P15" style:family="paragraph" style:parent-style-name="calibri">
      <style:text-properties officeooo:paragraph-rsid="001c6425"/>
    </style:style>
    <style:style style:name="P16" style:family="paragraph" style:parent-style-name="calibri" style:list-style-name="L6">
      <style:text-properties officeooo:paragraph-rsid="001c6425"/>
    </style:style>
    <style:style style:name="P17" style:family="paragraph" style:parent-style-name="calibri" style:list-style-name="L7">
      <style:text-properties officeooo:paragraph-rsid="001c6425"/>
    </style:style>
    <style:style style:name="P18" style:family="paragraph" style:parent-style-name="calibri" style:list-style-name="L8">
      <style:text-properties officeooo:paragraph-rsid="001c6425"/>
    </style:style>
    <style:style style:name="P19" style:family="paragraph" style:parent-style-name="calibri" style:list-style-name="L9">
      <style:text-properties officeooo:paragraph-rsid="001c6425"/>
    </style:style>
    <style:style style:name="P20" style:family="paragraph" style:parent-style-name="calibri" style:list-style-name="L10">
      <style:text-properties officeooo:paragraph-rsid="001c6425"/>
    </style:style>
    <style:style style:name="P21" style:family="paragraph" style:parent-style-name="calibri" style:list-style-name="L11">
      <style:text-properties officeooo:paragraph-rsid="001c6425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language-asian="zh" style:country-asian="CN" style:font-size-complex="10pt" style:language-complex="hi" style:country-complex="IN" style:font-weight-complex="bold"/>
    </style:style>
    <style:style style:name="T3" style:family="text">
      <style:text-properties fo:font-size="10pt" officeooo:rsid="001ad668" style:font-size-asian="10pt" style:font-size-complex="10pt"/>
    </style:style>
    <style:style style:name="T4" style:family="text">
      <style:text-properties fo:font-size="10pt" style:text-underline-style="solid" style:text-underline-width="auto" style:text-underline-color="font-color" officeooo:rsid="001ad668" style:font-size-asian="10pt" style:font-size-complex="10pt"/>
    </style:style>
    <style:style style:name="T5" style:family="text">
      <style:text-properties fo:font-weight="normal" officeooo:rsid="001ad668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0pt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T8" style:family="text">
      <style:text-properties fo:font-size="10pt" style:text-underline-style="solid" style:text-underline-width="auto" style:text-underline-color="font-color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T9" style:family="text">
      <style:text-properties fo:font-size="10pt" fo:font-style="normal" fo:font-weight="normal" officeooo:rsid="001ad668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/>
    </style:style>
    <style:style style:name="T10" style:family="text">
      <style:text-properties fo:font-size="10pt" officeooo:rsid="001c6425" style:font-size-asian="10pt" style:font-size-complex="10pt"/>
    </style:style>
    <style:style style:name="T11" style:family="tex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2" style:family="text">
      <style:text-properties fo:font-size="10pt" style:text-underline-style="none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T13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4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P32 KEY FEATURES</text:p>
      <text:p text:style-name="calibri"><text:span text:style-name="T1">The </text:span><text:span text:style-name="Strong_20_Emphasis_20__28_WW_29_"><text:span text:style-name="T2">ESP32</text:span></text:span><text:span text:style-name="T1"> is a versatile microcontroller with many integrated features, making it suitable for a wide range of applications, from IoT to signal processing. Here’s a list of its main capabilities:</text:span></text:p>
      <text:p text:style-name="P2"><text:span text:style-name="T1">1. Connectivity</text:span></text:p>
      <text:list text:style-name="L1">
        <text:list-item>
          <text:p text:style-name="P3"><text:span text:style-name="T1">Wi-Fi</text:span></text:p>
          <text:list>
            <text:list-item>
              <text:p text:style-name="P4"><text:span text:style-name="T1">Protocol: IEEE 802.11 b/g/n (2.4 GHz)</text:span></text:p>
            </text:list-item>
            <text:list-item>
              <text:p text:style-name="P4"><text:span text:style-name="T1">Modes: Access Point (AP), Station (STA), or both (AP+STA)</text:span></text:p>
            </text:list-item>
            <text:list-item>
              <text:p text:style-name="P4"><text:span text:style-name="T1">Support for HTTPS and TLS for secure connections</text:span></text:p>
            </text:list-item>
            <text:list-item>
              <text:p text:style-name="P5"><text:span text:style-name="T3">Mesh networks with the ESP-MESH protocol</text:span></text:p>
            </text:list-item>
          </text:list>
        </text:list-item>
        <text:list-item>
          <text:p text:style-name="P3"><text:span text:style-name="T1">Bluetooth</text:span></text:p>
          <text:list>
            <text:list-item>
              <text:p text:style-name="P4"><text:span text:style-name="T1">Bluetooth Classic (for audio and serial communication)</text:span></text:p>
            </text:list-item>
            <text:list-item>
              <text:p text:style-name="P4"><text:span text:style-name="T1">Bluetooth Low Energy (BLE) (for IoT applications and low-power devices)</text:span></text:p>
            </text:list-item>
          </text:list>
        </text:list-item>
      </text:list>
      <text:p text:style-name="P2"><text:span text:style-name="T1"/></text:p>
      <text:p text:style-name="P2"><text:span text:style-name="T1">2. Processing Capabilities</text:span></text:p>
      <text:list text:style-name="L2">
        <text:list-item>
          <text:p text:style-name="P6"><text:span text:style-name="T1">Processor</text:span></text:p>
          <text:list>
            <text:list-item>
              <text:p text:style-name="P7"><text:span text:style-name="T1">Dual-core or single-core Xtensa LX6 (up to 240 MHz)</text:span></text:p>
            </text:list-item>
            <text:list-item>
              <text:p text:style-name="P7"><text:span text:style-name="T1">Multitasking support with the FreeRTOS operating system</text:span></text:p>
            </text:list-item>
          </text:list>
        </text:list-item>
        <text:list-item>
          <text:p text:style-name="P8"><text:span text:style-name="T4">Memory</text:span></text:p>
          <text:list>
            <text:list-item>
              <text:p text:style-name="P9"><text:span text:style-name="T1">Internal RAM: 520 KB (SRAM)</text:span></text:p>
            </text:list-item>
            <text:list-item>
              <text:p text:style-name="P9"><text:span text:style-name="T1">External Flash: from 4 MB to 16 MB (depending on the model)</text:span></text:p>
            </text:list-item>
          </text:list>
        </text:list-item>
        <text:list-item>
          <text:p text:style-name="P6"><text:span text:style-name="T1">Hardware Acceleration</text:span></text:p>
          <text:list>
            <text:list-item>
              <text:p text:style-name="P9"><text:span text:style-name="T1">AES, SHA, RSA, ECC encryption for security.</text:span></text:p>
            </text:list-item>
            <text:list-item>
              <text:p text:style-name="P9"><text:span text:style-name="T1">DSP, (Digital Signal Processing) for audio or sensor applications</text:span></text:p>
            </text:list-item>
          </text:list>
        </text:list-item>
      </text:list>
      <text:p text:style-name="P10"/>
      <text:p text:style-name="calibri"><text:span text:style-name="Strong_20_Emphasis_20__28_WW_29_"><text:span text:style-name="T5">3.</text:span></text:span><text:span text:style-name="Strong_20_Emphasis_20__28_WW_29_"> </text:span><text:span text:style-name="Strong_20_Emphasis_20__28_WW_29_"><text:span text:style-name="T6">GPIO (General Purpose Input/Output</text:span></text:span><text:span text:style-name="Strong_20_Emphasis_20__28_WW_29_"><text:span text:style-name="T5">)</text:span></text:span></text:p>
      <text:p text:style-name="P11"><text:span text:style-name="T1">Up to </text:span><text:span text:style-name="Strong_20_Emphasis_20__28_WW_29_"><text:span text:style-name="T7">34 configurable GPIO</text:span></text:span><text:span text:style-name="T1"> pins, which can be used as:</text:span></text:p>
      <text:list text:style-name="L3">
        <text:list-item>
          <text:p text:style-name="P12">Input</text:p>
        </text:list-item>
        <text:list-item>
          <text:p text:style-name="P12">Output</text:p>
        </text:list-item>
        <text:list-item>
          <text:p text:style-name="P12">PWM (Pulse Width Modulation) for controlling LEDs, motors, etc</text:p>
        </text:list-item>
        <text:list-item>
          <text:p text:style-name="P12">Hardware interrupts</text:p>
        </text:list-item>
        <text:list-item>
          <text:p text:style-name="P12"><text:span text:style-name="T1">Analog I/O (ADC/DAC)</text:span></text:p>
        </text:list-item>
      </text:list>
      <text:p text:style-name="calibri"/>
      <text:p text:style-name="P11"><text:span text:style-name="Strong_20_Emphasis_20__28_WW_29_"><text:span text:style-name="T6">4. Communicatio</text:span></text:span><text:span text:style-name="Strong_20_Emphasis_20__28_WW_29_"><text:span text:style-name="T5">n</text:span></text:span></text:p>
      <text:list text:style-name="L4">
        <text:list-item>
          <text:p text:style-name="P13"><text:span text:style-name="Strong_20_Emphasis_20__28_WW_29_"><text:span text:style-name="T8">UART</text:span></text:span><text:span text:style-name="T1">: </text:span><text:span text:style-name="T3">u</text:span><text:span text:style-name="T1">p to 3 serial channels</text:span></text:p>
        </text:list-item>
        <text:list-item>
          <text:p text:style-name="P13"><text:span text:style-name="Strong_20_Emphasis_20__28_WW_29_"><text:span text:style-name="T8">I2C</text:span></text:span><text:span text:style-name="T1">: </text:span><text:span text:style-name="T3">f</text:span><text:span text:style-name="T1">or communication with sensors and devices</text:span></text:p>
        </text:list-item>
        <text:list-item>
          <text:p text:style-name="P13"><text:span text:style-name="Strong_20_Emphasis_20__28_WW_29_"><text:span text:style-name="T8">SPI</text:span></text:span><text:span text:style-name="T1">: </text:span><text:span text:style-name="T3">f</text:span><text:span text:style-name="T1">or high-speed communication with displays, memory, etc</text:span></text:p>
        </text:list-item>
        <text:list-item>
          <text:p text:style-name="P13"><text:span text:style-name="Strong_20_Emphasis_20__28_WW_29_"><text:span text:style-name="T8">I2S</text:span></text:span><text:span text:style-name="T1">: </text:span><text:span text:style-name="T3">f</text:span><text:span text:style-name="T1">or audio applications</text:span></text:p>
        </text:list-item>
        <text:list-item>
          <text:p text:style-name="P13"><text:span text:style-name="Strong_20_Emphasis_20__28_WW_29_"><text:span text:style-name="T8">CAN Bus</text:span></text:span><text:span text:style-name="T1">: </text:span><text:span text:style-name="T3">f</text:span><text:span text:style-name="T1">or industrial or automotive communications</text:span></text:p>
        </text:list-item>
        <text:list-item>
          <text:p text:style-name="P13"><text:span text:style-name="Strong_20_Emphasis_20__28_WW_29_"><text:span text:style-name="T8">Ethernet</text:span></text:span><text:span text:style-name="T1">: </text:span><text:span text:style-name="T3">s</text:span><text:span text:style-name="T1">upported via an external PHY</text:span></text:p>
        </text:list-item>
      </text:list>
      <text:p text:style-name="P11"><text:span text:style-name="T1"/></text:p>
      <text:p text:style-name="P11"><text:span text:style-name="T3">5. Sensors and Analog Inputs</text:span></text:p>
      <text:list text:style-name="L5">
        <text:list-item>
          <text:p text:style-name="P14"><text:span text:style-name="Strong_20_Emphasis_20__28_WW_29_"><text:span text:style-name="T8">ADC (Analog-to-Digital Converter)</text:span></text:span><text:span text:style-name="T1">: 12-bit with up to 18 channels</text:span></text:p>
        </text:list-item>
        <text:list-item>
          <text:p text:style-name="P14"><text:span text:style-name="Strong_20_Emphasis_20__28_WW_29_"><text:span text:style-name="T8">DAC (Digital-to-Analog Converter)</text:span></text:span><text:span text:style-name="T1">: 8-bit with 2 channels</text:span></text:p>
        </text:list-item>
        <text:list-item>
          <text:p text:style-name="P14"><text:span text:style-name="Strong_20_Emphasis_20__28_WW_29_"><text:span text:style-name="T8">Hall Sensor</text:span></text:span><text:span text:style-name="Strong_20_Emphasis_20__28_WW_29_"><text:span text:style-name="T2">: </text:span></text:span><text:span text:style-name="Strong_20_Emphasis_20__28_WW_29_"><text:span text:style-name="T9">i</text:span></text:span><text:span text:style-name="T1">ntegrated to detect magnetic fields</text:span></text:p>
        </text:list-item>
        <text:list-item>
          <text:p text:style-name="P14"><text:span text:style-name="Strong_20_Emphasis_20__28_WW_29_"><text:span text:style-name="T8">Capacitive Touch</text:span></text:span><text:span text:style-name="T1">: </text:span><text:span text:style-name="T3">u</text:span><text:span text:style-name="T1">p to 10 channels for capacities touch detection (useful for touch buttons)</text:span></text:p>
        </text:list-item>
      </text:list>
      <text:p text:style-name="P11"><text:span text:style-name="T1"/></text:p>
      <text:p text:style-name="P15"><text:span text:style-name="T3">6. Control</text:span></text:p>
      <text:list text:style-name="L6">
        <text:list-item>
          <text:p text:style-name="P16"><text:span text:style-name="Strong_20_Emphasis_20__28_WW_29_"><text:span text:style-name="T8">PWM</text:span></text:span><text:span text:style-name="T1">: Up to 16 channels for controlling motors, LEDs, etc</text:span></text:p>
        </text:list-item>
        <text:list-item>
          <text:p text:style-name="P16"><text:span text:style-name="Strong_20_Emphasis_20__28_WW_29_"><text:span text:style-name="T8">Hardware Timers</text:span></text:span><text:span text:style-name="T1">: High precision for generating accurate timings</text:span></text:p>
        </text:list-item>
        <text:list-item>
          <text:p text:style-name="P16"><text:span text:style-name="Strong_20_Emphasis_20__28_WW_29_"><text:span text:style-name="T8">Servo Motor</text:span></text:span><text:span text:style-name="T1">: Control via PWM</text:span></text:p>
        </text:list-item>
      </text:list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oft-page-break/><text:span text:style-name="T10">7. Power and Consumption</text:span></text:p>
      <text:list text:style-name="L7">
        <text:list-item>
          <text:p text:style-name="P17"><text:span text:style-name="Strong_20_Emphasis_20__28_WW_29_"><text:span text:style-name="T8">Low Power Consumption</text:span></text:span><text:span text:style-name="T11">:</text:span></text:p>
          <text:list>
            <text:list-item>
              <text:p text:style-name="P17"><text:span text:style-name="Strong_20_Emphasis_20__28_WW_29_"><text:span text:style-name="T12">Deep Sleep Mode</text:span></text:span><text:span text:style-name="T13">:</text:span><text:span text:style-name="T1"> Consumes only a few microamperes</text:span></text:p>
            </text:list-item>
            <text:list-item>
              <text:p text:style-name="P17"><text:span text:style-name="Strong_20_Emphasis_20__28_WW_29_"><text:span text:style-name="T7">Light Sleep Mode</text:span></text:span><text:span text:style-name="T14">:</text:span><text:span text:style-name="T1"> Consumes a few milliwatts</text:span></text:p>
            </text:list-item>
          </text:list>
        </text:list-item>
      </text:list>
      <text:list text:style-name="L8">
        <text:list-item>
          <text:p text:style-name="P18"><text:span text:style-name="Strong_20_Emphasis_20__28_WW_29_"><text:span text:style-name="T8">Power Supply</text:span></text:span><text:span text:style-name="T11">:</text:span></text:p>
          <text:list>
            <text:list-item>
              <text:p text:style-name="P18"><text:span text:style-name="T1">Voltage range: 2.2V – 3.6V</text:span></text:p>
            </text:list-item>
            <text:list-item>
              <text:p text:style-name="P18"><text:span text:style-name="T1">Integrated battery management via PMU (Power Management Unit)</text:span></text:p>
            </text:list-item>
          </text:list>
        </text:list-item>
      </text:list>
      <text:p text:style-name="P15"><text:span text:style-name="T1"/></text:p>
      <text:p text:style-name="P15"><text:span text:style-name="T10">8. Software Features</text:span></text:p>
      <text:list text:style-name="L9">
        <text:list-item>
          <text:p text:style-name="P19"><text:span text:style-name="Strong_20_Emphasis_20__28_WW_29_"><text:span text:style-name="T8">Operating System</text:span></text:span><text:span text:style-name="T11">: </text:span><text:span text:style-name="T1">Integrated </text:span><text:span text:style-name="Strong_20_Emphasis_20__28_WW_29_"><text:span text:style-name="T2">FreeRTOS</text:span></text:span><text:span text:style-name="T1"> for multitasking</text:span></text:p>
        </text:list-item>
        <text:list-item>
          <text:p text:style-name="P19"><text:span text:style-name="Strong_20_Emphasis_20__28_WW_29_"><text:span text:style-name="T8">Networking Libraries</text:span></text:span><text:span text:style-name="T1">: Support for HTTP, MQTT, WebSocket, and other IoT libraries</text:span></text:p>
        </text:list-item>
        <text:list-item>
          <text:p text:style-name="P19"><text:span text:style-name="Strong_20_Emphasis_20__28_WW_29_"><text:span text:style-name="T8">OTA (Over-the-Air)</text:span></text:span><text:span text:style-name="T1">: Remote firmware updates</text:span></text:p>
        </text:list-item>
        <text:list-item>
          <text:p text:style-name="P19"><text:span text:style-name="Strong_20_Emphasis_20__28_WW_29_"><text:span text:style-name="T8">Support for MicroPython and Arduino IDE</text:span></text:span><text:span text:style-name="T1">: Easy programming with high-level languages</text:span></text:p>
        </text:list-item>
        <text:list-item>
          <text:p text:style-name="P19"><text:span text:style-name="Strong_20_Emphasis_20__28_WW_29_"><text:span text:style-name="T8">Native support for Espressif IoT Development Framework (ESP-IDF)</text:span></text:span><text:span text:style-name="T1">: A powerful framework for advanced developers</text:span></text:p>
        </text:list-item>
      </text:list>
      <text:p text:style-name="P15"><text:span text:style-name="T1"/></text:p>
      <text:p text:style-name="P15"><text:span text:style-name="T10">9. Debugging and Diagnostics</text:span></text:p>
      <text:list text:style-name="L10">
        <text:list-item>
          <text:p text:style-name="P20"><text:span text:style-name="Strong_20_Emphasis_20__28_WW_29_"><text:span text:style-name="T8">Serial Monitor</text:span></text:span><text:span text:style-name="Strong_20_Emphasis_20__28_WW_29_"><text:span text:style-name="T2">: </text:span></text:span><text:span text:style-name="T1">Debugging through USB or UART ports</text:span></text:p>
        </text:list-item>
        <text:list-item>
          <text:p text:style-name="P20"><text:span text:style-name="Strong_20_Emphasis_20__28_WW_29_"><text:span text:style-name="T8">Trace and Profiling</text:span></text:span><text:span text:style-name="T1">: Tools for optimizing code performance</text:span></text:p>
        </text:list-item>
        <text:list-item>
          <text:p text:style-name="P20"><text:span text:style-name="Strong_20_Emphasis_20__28_WW_29_"><text:span text:style-name="T8">GPIO Debugging</text:span></text:span><text:span text:style-name="T11">:</text:span><text:span text:style-name="T1"> Debugging via signals on configured pins</text:span></text:p>
        </text:list-item>
      </text:list>
      <text:p text:style-name="P15"><text:span text:style-name="T1"/></text:p>
      <text:p text:style-name="P15"><text:span text:style-name="T10">10. Other Features</text:span></text:p>
      <text:list text:style-name="L11">
        <text:list-item>
          <text:p text:style-name="P21"><text:span text:style-name="Strong_20_Emphasis_20__28_WW_29_"><text:span text:style-name="T8">Neural Network and Machine Learning</text:span></text:span><text:span text:style-name="T11">:</text:span><text:span text:style-name="T14"> Support for libraries such as </text:span><text:span text:style-name="Strong_20_Emphasis_20__28_WW_29_"><text:span text:style-name="T7">TensorFlow Lite Micro</text:span></text:span></text:p>
        </text:list-item>
        <text:list-item>
          <text:p text:style-name="P21"><text:span text:style-name="Strong_20_Emphasis_20__28_WW_29_"><text:span text:style-name="T8">Camera Interface</text:span></text:span><text:span text:style-name="T14">: Compatible with modules like </text:span><text:span text:style-name="Strong_20_Emphasis_20__28_WW_29_"><text:span text:style-name="T7">OV2640</text:span></text:span><text:span text:style-name="T14"> (ESP32-CAM)</text:span></text:p>
        </text:list-item>
        <text:list-item>
          <text:p text:style-name="P21"><text:span text:style-name="Strong_20_Emphasis_20__28_WW_29_"><text:span text:style-name="T8">Display Interface</text:span></text:span><text:span text:style-name="T1">: Support for OLED, LCD, and TFT displays via SPI/I2C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calibri" style:family="paragraph" style:parent-style-name="Standard">
      <style:paragraph-properties fo:line-height="115%"/>
      <style:text-properties style:font-name="Calibri Light" fo:font-family="'Calibri Light'" style:font-style-name="Regular" style:font-family-generic="swiss" style:font-pitch="variable" fo:font-size="10pt" style:font-size-asian="8.75pt" style:font-size-complex="10pt"/>
    </style:style>
    <style:style style:name="Standard_20__28_WW_29_" style:display-name="Standard (WW)" style:family="paragraph">
      <style:paragraph-properties fo:text-align="start" style:justify-single-word="false" fo:orphans="2" fo:widows="2" fo:hyphenation-ladder-count="no-limit" fo:hyphenation-keep="auto" loext:hyphenation-keep-type="column" style:vertical-align="baseline"/>
      <style:text-properties style:font-name="Liberation Serif" fo:font-family="'Liberation Serif'" style:font-pitch="variable" fo:font-size="12pt" fo:language="it" fo:country="IT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 fo:text-align="start" style:justify-single-word="false" fo:orphans="2" fo:widows="2" fo:hyphenation-ladder-count="no-limit" fo:hyphenation-keep="auto" loext:hyphenation-keep-type="column" style:vertical-align="baseline"/>
      <style:text-properties style:font-name="Liberation Serif" fo:font-family="'Liberation Serif'" style:font-pitch="variable" fo:font-size="12pt" fo:language="it" fo:country="IT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Default_20_Paragraph_20_Font" style:display-name="Default Paragraph Font" style:family="text"/>
    <style:style style:name="Titolo_20_3_20_Carattere" style:display-name="Titolo 3 Carattere" style:family="text" style:parent-style-name="Default_20_Paragraph_20_Font">
      <style:text-properties style:font-name="Times New Roman" fo:font-family="'Times New Roman'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0" style:font-family-complex="0" style:font-family-generic-complex="system" style:font-pitch-complex="variable" style:font-size-complex="14pt" style:font-weight-complex="bold"/>
    </style:style>
    <style:style style:name="Titolo_20_4_20_Carattere" style:display-name="Titolo 4 Carattere" style:family="text" style:parent-style-name="Default_20_Paragraph_20_Font">
      <style:text-properties style:font-name="Times New Roman" fo:font-family="'Times New Roman'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0" style:font-family-complex="0" style:font-family-generic-complex="system" style:font-pitch-complex="variable" style:font-size-complex="12pt" style:font-weight-complex="bold"/>
    </style:style>
    <style:style style:name="Strong_20_Emphasis_20__28_WW_29_" style:display-name="Strong Emphasis (WW)" style:family="text">
      <style:text-properties fo:font-weight="bold" style:font-weight-asian="bold"/>
    </style:style>
    <style:style style:name="ListLabel_20_1" style:display-name="ListLabel 1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16" style:display-name="ListLabel 16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17" style:display-name="ListLabel 17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18" style:display-name="ListLabel 18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19" style:display-name="ListLabel 19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20" style:display-name="ListLabel 20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21" style:display-name="ListLabel 21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22" style:display-name="ListLabel 22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23" style:display-name="ListLabel 23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24" style:display-name="ListLabel 24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25" style:display-name="ListLabel 25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26" style:display-name="ListLabel 26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27" style:display-name="ListLabel 27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28" style:display-name="ListLabel 28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29" style:display-name="ListLabel 29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30" style:display-name="ListLabel 30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31" style:display-name="ListLabel 31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32" style:display-name="ListLabel 32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33" style:display-name="ListLabel 33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34" style:display-name="ListLabel 34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35" style:display-name="ListLabel 35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36" style:display-name="ListLabel 36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37" style:display-name="ListLabel 37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38" style:display-name="ListLabel 38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39" style:display-name="ListLabel 39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40" style:display-name="ListLabel 40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41" style:display-name="ListLabel 41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42" style:display-name="ListLabel 42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43" style:display-name="ListLabel 43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44" style:display-name="ListLabel 44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45" style:display-name="ListLabel 45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46" style:display-name="ListLabel 46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47" style:display-name="ListLabel 47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48" style:display-name="ListLabel 48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49" style:display-name="ListLabel 49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50" style:display-name="ListLabel 50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51" style:display-name="ListLabel 51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52" style:display-name="ListLabel 52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53" style:display-name="ListLabel 53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54" style:display-name="ListLabel 54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55" style:display-name="ListLabel 55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56" style:display-name="ListLabel 56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57" style:display-name="ListLabel 57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58" style:display-name="ListLabel 58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59" style:display-name="ListLabel 59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60" style:display-name="ListLabel 60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61" style:display-name="ListLabel 61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62" style:display-name="ListLabel 62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63" style:display-name="ListLabel 63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64" style:display-name="ListLabel 64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65" style:display-name="ListLabel 65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66" style:display-name="ListLabel 66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67" style:display-name="ListLabel 67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68" style:display-name="ListLabel 68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69" style:display-name="ListLabel 69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70" style:display-name="ListLabel 70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71" style:display-name="ListLabel 71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72" style:display-name="ListLabel 72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73" style:display-name="ListLabel 73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74" style:display-name="ListLabel 74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75" style:display-name="ListLabel 75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76" style:display-name="ListLabel 76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77" style:display-name="ListLabel 77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78" style:display-name="ListLabel 78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79" style:display-name="ListLabel 79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80" style:display-name="ListLabel 80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81" style:display-name="ListLabel 81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82" style:display-name="ListLabel 82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83" style:display-name="ListLabel 83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84" style:display-name="ListLabel 84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85" style:display-name="ListLabel 85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86" style:display-name="ListLabel 86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87" style:display-name="ListLabel 87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88" style:display-name="ListLabel 88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89" style:display-name="ListLabel 89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ListLabel_20_90" style:display-name="ListLabel 90" style:family="text">
      <style:text-properties style:font-name="Liberation Serif" fo:font-family="'Liberation Serif'" style:font-pitch="variable" style:font-name-asian="OpenSymbol1" style:font-family-asian="OpenSymbol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4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5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5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5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6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6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6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6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6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6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6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7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7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7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7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7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7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7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8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8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8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8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8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8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8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8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9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7T18:29:06.722000000</meta:creation-date>
    <dc:date>2025-02-17T18:45:20.403000000</dc:date>
    <meta:editing-duration>PT5M40S</meta:editing-duration>
    <meta:editing-cycles>1</meta:editing-cycles>
    <meta:document-statistic meta:table-count="0" meta:image-count="0" meta:object-count="0" meta:page-count="2" meta:paragraph-count="65" meta:word-count="480" meta:character-count="2946" meta:non-whitespace-character-count="2582"/>
    <meta:generator>LibreOffice/24.8.4.2$Windows_x86 LibreOffice_project/bb3cfa12c7b1bf994ecc5649a80400d06cd71002</meta:generator>
  </office:meta>
</office:document-meta>
</file>